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8e2b" officeooo:paragraph-rsid="000e8e2b"/>
    </style:style>
    <style:style style:name="P2" style:family="paragraph" style:parent-style-name="Standard">
      <style:text-properties officeooo:rsid="000e8e2b" officeooo:paragraph-rsid="000fedf3"/>
    </style:style>
    <style:style style:name="T1" style:family="text">
      <style:text-properties officeooo:rsid="000fed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"/><text:span text:style-name="T1">1. print “hello world”</text:span></text:p>
      <text:p text:style-name="P2"/>
      <text:p text:style-name="P2">class HelloWorld {</text:p>
      <text:p text:style-name="P1"><text:s text:c="4"/>public static void main(String[] args) {</text:p>
      <text:p text:style-name="P1"><text:s text:c="8"/>System.out.println("Hello World"); 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4:40:12.857020451</meta:creation-date>
    <dc:date>2020-10-29T15:36:47.951856487</dc:date>
    <meta:editing-duration>PT6M42S</meta:editing-duration>
    <meta:editing-cycles>4</meta:editing-cycles>
    <meta:generator>LibreOffice/6.1.5.2$Linux_X86_64 LibreOffice_project/90f8dcf33c87b3705e78202e3df5142b201bd805</meta:generator>
    <meta:document-statistic meta:table-count="0" meta:image-count="0" meta:object-count="0" meta:page-count="1" meta:paragraph-count="6" meta:word-count="17" meta:character-count="136" meta:non-whitespace-character-count="105"/>
  </office:meta>
</office:document-meta>
</file>